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3.6205in" svg:y="6.222in">
            <draw:object draw:notify-on-update-of-ranges="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1362in" svg:height="3.5449in" svg:x="3.9563in" svg:y="2.3209in">
            <draw:object draw:notify-on-update-of-ranges="Sheet1.C2:Sheet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1244in" svg:height="3.5453in" svg:x="11.6315in" svg:y="2.1437in">
            <draw:object draw:notify-on-update-of-ranges="Sheet1.D2:Sheet1.D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M/t</text:p>
          </table:table-cell>
          <table:table-cell office:value-type="string" calcext:value-type="string">
            <text:p>FW list 1</text:p>
          </table:table-cell>
          <table:table-cell office:value-type="string" calcext:value-type="string">
            <text:p>FW list 2</text:p>
          </table:table-cell>
          <table:table-cell office:value-type="string" calcext:value-type="string">
            <text:p>FW list 3</text:p>
          </table:table-cell>
          <table:table-cell office:value-type="string" calcext:value-type="string">
            <text:p>Factor</text:p>
          </table:table-cell>
          <table:table-cell table:style-name="ce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4" calcext:value-type="float">
            <text:p>994</text:p>
          </table:table-cell>
          <table:table-cell office:value-type="float" office:value="32" calcext:value-type="float">
            <text:p>32</text:p>
          </table:table-cell>
          <table:table-cell office:value-type="float" office:value="14777" calcext:value-type="float">
            <text:p>14777</text:p>
          </table:table-cell>
          <table:table-cell office:value-type="string" calcext:value-type="string">
            <text:p>1,6</text:p>
          </table:table-cell>
          <table:table-cell table:style-name="ce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" calcext:value-type="float">
            <text:p>1456</text:p>
          </table:table-cell>
          <table:table-cell office:value-type="float" office:value="48" calcext:value-type="float">
            <text:p>48</text:p>
          </table:table-cell>
          <table:table-cell office:value-type="float" office:value="21625" calcext:value-type="float">
            <text:p>21625</text:p>
          </table:table-cell>
          <table:table-cell office:value-type="string" calcext:value-type="string">
            <text:p>1,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08" calcext:value-type="float">
            <text:p>1808</text:p>
          </table:table-cell>
          <table:table-cell office:value-type="float" office:value="61" calcext:value-type="float">
            <text:p>61</text:p>
          </table:table-cell>
          <table:table-cell office:value-type="float" office:value="26852" calcext:value-type="float">
            <text:p>2685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59" calcext:value-type="float">
            <text:p>2159</text:p>
          </table:table-cell>
          <table:table-cell office:value-type="float" office:value="73" calcext:value-type="float">
            <text:p>73</text:p>
          </table:table-cell>
          <table:table-cell office:value-type="float" office:value="32078" calcext:value-type="float">
            <text:p>32078</text:p>
          </table:table-cell>
          <table:table-cell office:value-type="string" calcext:value-type="string">
            <text:p>1,6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26" calcext:value-type="float">
            <text:p>2426</text:p>
          </table:table-cell>
          <table:table-cell office:value-type="float" office:value="83" calcext:value-type="float">
            <text:p>83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1,66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6:01:19.355679474</meta:creation-date>
    <dc:date>2024-05-15T19:58:26.039999730</dc:date>
    <meta:editing-duration>P4DT3H22M45S</meta:editing-duration>
    <meta:editing-cycles>2</meta:editing-cycles>
    <meta:generator>LibreOffice/7.3.7.2$Linux_X86_64 LibreOffice_project/30$Build-2</meta:generator>
    <meta:document-statistic meta:table-count="1" meta:cell-count="2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B2:Sheet1.B6" svg:x="0.319cm" svg:y="0.18cm" svg:width="12.508cm" svg:height="8.646cm">
          <chart:coordinate-region svg:x="1.311cm" svg:y="0.379cm" svg:width="11.42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4">
                <text:p>994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26">
                <text:p>24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87cm" svg:height="9.005cm" xlink:href=".." xlink:type="simple" chart:class="chart:line" chart:style-name="ch1">
        <chart:legend chart:legend-position="end" svg:x="12.735cm" svg:y="4.203cm" style:legend-expansion="high" chart:style-name="ch2"/>
        <chart:plot-area chart:style-name="ch3" table:cell-range-address="Sheet1.C2:Sheet1.C6" svg:x="0.311cm" svg:y="0.18cm" svg:width="12.113cm" svg:height="8.645cm">
          <chart:coordinate-region svg:x="0.932cm" svg:y="0.38cm" svg:width="11.39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57cm" svg:height="9.006cm" xlink:href=".." xlink:type="simple" chart:class="chart:line" chart:style-name="ch1">
        <chart:legend chart:legend-position="end" svg:x="12.705cm" svg:y="4.204cm" style:legend-expansion="high" chart:style-name="ch2"/>
        <chart:plot-area chart:style-name="ch3" table:cell-range-address="Sheet1.D2:Sheet1.D6" svg:x="-0.301cm" svg:y="0.179cm" svg:width="12.639cm" svg:height="8.645cm">
          <chart:coordinate-region svg:x="0.876cm" svg:y="0.378cm" svg:width="11.36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77">
                <text:p>14777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625">
                <text:p>21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852">
                <text:p>26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78">
                <text:p>32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43">
                <text:p>360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